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3" svg:font-family="'Libertinus Sans'" style:font-adornments="Itálica" style:font-family-generic="modern" style:font-pitch="variable"/>
    <style:font-face style:name="Libertinus Sans1" svg:font-family="'Libertinus Sans'" style:font-adornments="Negrita" style:font-family-generic="modern" style:font-pitch="variable"/>
    <style:font-face style:name="Libertinus Sans2" svg:font-family="'Libertinus Sans'" style:font-adornments="Negrita itálica" style:font-family-generic="modern" style:font-pitch="variable"/>
    <style:font-face style:name="Libertinus Sans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Best_20_paragraph">
      <style:paragraph-properties fo:break-before="page"/>
      <style:text-properties officeooo:paragraph-rsid="00987aed"/>
    </style:style>
    <style:style style:name="P2" style:family="paragraph" style:parent-style-name="Abstract">
      <style:text-properties officeooo:rsid="009c7dcb" officeooo:paragraph-rsid="009c7dcb"/>
    </style:style>
    <style:style style:name="P3" style:family="paragraph" style:parent-style-name="Best_20_paragraph">
      <style:text-properties officeooo:rsid="009c7dcb" officeooo:paragraph-rsid="009c7dcb"/>
    </style:style>
    <style:style style:name="P4" style:family="paragraph" style:parent-style-name="Chapter" style:master-page-name="Capitulo">
      <style:paragraph-properties style:page-number="auto"/>
      <style:text-properties fo:font-variant="small-caps" fo:color="#0000ff" loext:opacity="100%" style:text-outline="false" style:font-name="Libertinus Serif Display" fo:font-size="32pt" fo:language="en" fo:country="US" fo:text-shadow="none" style:text-underline-style="none" fo:font-weight="normal" officeooo:rsid="009e8000" officeooo:paragraph-rsid="009e8000" style:font-name-asian="Microsoft YaHei" style:font-size-asian="32pt" style:font-weight-asian="bold" style:font-name-complex="Lucida Sans" style:font-size-complex="32pt" style:font-weight-complex="bold" style:font-relief="non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>
      <style:paragraph-properties fo:text-align="center"/>
    </style:style>
    <style:style style:name="T1" style:family="text">
      <style:text-properties style:font-name="Libertinus Sans" fo:font-size="10pt" fo:language="en" fo:country="US" officeooo:rsid="0097239d"/>
    </style:style>
    <style:style style:name="T2" style:family="text">
      <style:text-properties officeooo:rsid="0027bda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tinus Sans1" fo:font-size="21pt" fo:language="en" fo:country="US" fo:font-weight="normal" officeooo:rsid="009e800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_RefHeading___Toc128_3304196238"/>Styles and Templates<text:bookmark-end text:name="__RefHeading___Toc128_3304196238"/></text:h>
      <text:p text:style-name="P2"><text:span text:style-name="T3">Abstract</text:span>.- The abstract of the chapter goes here</text:p>
      <text:p text:style-name="P3"/>
      <text:h text:style-name="Heading_20_1" text:outline-level="2">Styles</text:h>
      <text:h text:style-name="Heading_20_2" text:outline-level="3">Predefined styles</text:h>
      <text:p text:style-name="Best_20_paragraph"/>
      <text:h text:style-name="Heading_20_2" text:outline-level="3">The styles map</text:h>
      <text:p text:style-name="Best_20_paragraph"/>
      <text:h text:style-name="Heading_20_2" text:outline-level="3">Creating <text:span text:style-name="T4">new</text:span> styles</text:h>
      <text:p text:style-name="Best_20_paragraph"/>
      <text:h text:style-name="Heading_20_2" text:outline-level="3">Modifying styles</text:h>
      <text:p text:style-name="Best_20_paragraph"/>
      <text:h text:style-name="Heading_20_2" text:outline-level="3">Conditional styles</text:h>
      <text:p text:style-name="Best_20_paragraph"/>
      <text:h text:style-name="Heading_20_1" text:outline-level="2">Templates</text:h>
      <text:h text:style-name="Heading_20_2" text:outline-level="3">Templates included with Freeplane</text:h>
      <text:p text:style-name="Best_20_paragraph"/>
      <text:h text:style-name="Heading_20_2" text:outline-level="3">Defining personal templates</text:h>
      <text:p text:style-name="Best_20_paragraph"/>
      <text:h text:style-name="Heading_20_2" text:outline-level="3">The user directory</text:h>
      <text:p text:style-name="Best_20_paragraph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3" svg:font-family="'Libertinus Sans'" style:font-adornments="Itálica" style:font-family-generic="modern" style:font-pitch="variable"/>
    <style:font-face style:name="Libertinus Sans1" svg:font-family="'Libertinus Sans'" style:font-adornments="Negrita" style:font-family-generic="modern" style:font-pitch="variable"/>
    <style:font-face style:name="Libertinus Sans2" svg:font-family="'Libertinus Sans'" style:font-adornments="Negrita itálica" style:font-family-generic="modern" style:font-pitch="variable"/>
    <style:font-face style:name="Libertinus Sans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2" draw:display-name="Gradient 12" draw:style="linear" draw:start-color="#ffffff" draw:end-color="#999999" draw:start-intensity="100%" draw:end-intensity="100%" draw:angle="131deg" draw:border="29%"/>
    <draw:gradient draw:name="Gradient_20_2" draw:display-name="Gradient 2" draw:style="linear" draw:start-color="#ffffff" draw:end-color="#8d281e" draw:start-intensity="100%" draw:end-intensity="100%" draw:angle="90deg" draw:border="90%"/>
    <draw:gradient draw:name="Gradient_20_26" draw:display-name="Gradient 26" draw:style="linear" draw:start-color="#ffffff" draw:end-color="#dddddd" draw:start-intensity="100%" draw:end-intensity="100%" draw:angle="19deg" draw:border="56%"/>
    <draw:gradient draw:name="Gradient_20_3" draw:display-name="Gradient 3" draw:style="linear" draw:start-color="#ffffff" draw:end-color="#ff0000" draw:start-intensity="100%" draw:end-intensity="100%" draw:angle="90deg" draw:border="90%"/>
    <draw:gradient draw:name="Gradient_20_4" draw:display-name="Gradient 4" draw:style="linear" draw:start-color="#ffffff" draw:end-color="#ff4000" draw:start-intensity="100%" draw:end-intensity="100%" draw:angle="90deg" draw:border="90%"/>
    <draw:gradient draw:name="Gradient_20_5" draw:display-name="Gradient 5" draw:style="linear" draw:start-color="#ffffff" draw:end-color="#c0c0c0" draw:start-intensity="100%" draw:end-intensity="100%" draw:angle="30deg" draw:border="0%"/>
    <draw:stroke-dash draw:name="Dash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style:contextual-spacing="false" fo:text-align="start" style:justify-single-word="false" style:page-number="auto"/>
      <style:text-properties style:font-name="Libertinus Serif" fo:font-family="'Libertinus Serif'" style:font-style-name="Normal" style:font-family-generic="modern" style:font-pitch="variable" fo:font-size="10pt" fo:language="en" fo:country="US"/>
    </style:style>
    <style:style style:name="Heading" style:family="paragraph" style:parent-style-name="Standard" style:next-style-name="Best_20_paragraph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list-style-name="Mi_20_lista" style:class="list">
      <style:paragraph-properties fo:margin-top="0cm" fo:margin-bottom="0.499cm" style:contextual-spacing="true">
        <style:tab-stops/>
      </style:paragraph-properties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Best_20_paragraph" style:default-outline-level="2" style:class="text" style:master-page-name="">
      <loext:graphic-properties draw:fill="none" draw:fill-color="#729fcf" draw:fill-gradient-name="Gradient_20_2"/>
      <style:paragraph-properties fo:margin-left="-2cm" fo:margin-right="0cm" fo:margin-top="0cm" fo:margin-bottom="1cm" style:contextual-spacing="false" fo:text-align="start" style:justify-single-word="false" fo:text-indent="0cm" style:auto-text-indent="false" style:page-number="auto" fo:break-before="page" fo:background-color="transparent" fo:padding="0.049cm" fo:border-left="none" fo:border-right="none" fo:border-top="none" fo:border-bottom="0.06pt solid #0000ff" style:join-border="false">
        <style:tab-stops/>
      </style:paragraph-properties>
      <style:text-properties fo:color="#0000ff" loext:opacity="100%" style:font-name="Libertinus Sans" fo:font-family="'Libertinus Sans'" style:font-style-name="Normal" style:font-family-generic="modern" style:font-pitch="variable" fo:font-size="20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Best_20_paragraph" style:default-outline-level="3" style:class="text">
      <loext:graphic-properties draw:fill="none" draw:fill-color="#729fcf" draw:fill-gradient-name="Gradient_20_3"/>
      <style:paragraph-properties fo:margin-left="0cm" fo:margin-right="0cm" fo:margin-top="0.499cm" fo:margin-bottom="0.499cm" style:contextual-spacing="false" fo:text-align="start" style:justify-single-word="false" fo:text-indent="0cm" style:auto-text-indent="false" fo:background-color="transparent" fo:padding="0.049cm" fo:border-left="none" fo:border-right="none" fo:border-top="none" fo:border-bottom="0.06pt solid #000000" style:join-border="false"/>
      <style:text-properties style:font-name="Libertinus Sans1" fo:font-family="'Libertinus Sans'" style:font-style-name="Negrita" style:font-family-generic="modern" style:font-pitch="variable" fo:font-size="15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Best_20_paragraph" style:default-outline-level="4" style:class="text" style:master-page-name="">
      <loext:graphic-properties draw:fill="none" draw:fill-color="#729fcf" draw:fill-gradient-name="Gradient_20_4"/>
      <style:paragraph-properties fo:margin-left="2cm" fo:margin-right="0cm" fo:margin-top="0cm" fo:margin-bottom="0.199cm" style:contextual-spacing="false" fo:text-align="start" style:justify-single-word="false" fo:text-indent="0cm" style:auto-text-indent="false" style:page-number="auto" fo:background-color="transparent" fo:padding="0.049cm" fo:border-left="none" fo:border-right="none" fo:border-top="none" fo:border-bottom="0.06pt solid #000000" style:join-border="false">
        <style:tab-stops/>
      </style:paragraph-properties>
      <style:text-properties style:font-name="Libertinus Sans" fo:font-family="'Libertinus Sans'" style:font-style-name="Normal" style:font-family-generic="modern" style:font-pitch="variable" fo:font-size="130%" fo:font-weight="normal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fill="none" draw:fill-color="#729fcf"/>
      <style:paragraph-properties fo:margin-left="-2cm" fo:margin-right="0cm" fo:margin-top="0.423cm" fo:margin-bottom="0.212cm" style:contextual-spacing="false" fo:text-align="start" style:justify-single-word="false" fo:orphans="2" fo:widows="2" fo:text-indent="0cm" style:auto-text-indent="false" fo:background-color="transparent" fo:padding="0.049cm" fo:border="none" style:shadow="none" fo:keep-with-next="always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Title" style:family="paragraph" style:parent-style-name="Heading" style:next-style-name="Text_20_body" style:class="chapter">
      <loext:graphic-properties draw:fill="gradient" draw:fill-gradient-name="Gradient_20_26" draw:gradient-step-count="64"/>
      <style:paragraph-properties fo:margin-top="0.42cm" fo:margin-bottom="0.21cm" style:contextual-spacing="false" fo:text-align="center" style:justify-single-word="false" fo:background-color="#eeeeee" fo:padding="1cm" fo:border-left="none" fo:border-right="none" fo:border-top="none" fo:border-bottom="0.26pt dotted #000000" style:shadow="none">
        <style:tab-stops/>
      </style:paragraph-properties>
      <style:text-properties style:font-name="Libertinus Sans1" fo:font-family="'Libertinus Sans'" style:font-style-name="Negrita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Best_20_paragraph" style:default-outline-level="5" style:class="text">
      <style:paragraph-properties fo:margin-top="0.212cm" fo:margin-bottom="0.212cm" style:contextual-spacing="false"/>
      <style:text-properties style:font-name="Libertinus Sans2" fo:font-family="'Libertinus Sans'" style:font-style-name="Negrita itálica" style:font-family-generic="moder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ox" style:family="paragraph" style:parent-style-name="Best_20_paragraph" style:next-style-name="Best_20_paragraph">
      <loext:graphic-properties draw:fill="solid" draw:fill-color="#dedede"/>
      <style:paragraph-properties fo:margin-left="2cm" fo:margin-right="2cm" fo:text-align="center" style:justify-single-word="false" fo:text-indent="0cm" style:auto-text-indent="false" fo:background-color="#dedede" fo:padding="0.049cm" fo:border-left="none" fo:border-right="none" fo:border-top="0.06pt solid #000000" fo:border-bottom="0.06pt solid #000000"/>
      <style:text-properties fo:font-size="10pt" fo:font-style="italic" officeooo:rsid="0015b61a" style:font-size-asian="10pt" style:font-style-asian="italic" style:font-size-complex="10pt" style:font-style-complex="italic"/>
    </style:style>
    <style:style style:name="Abstract" style:family="paragraph" style:parent-style-name="Best_20_paragraph" style:next-style-name="Best_20_paragraph">
      <style:paragraph-properties fo:margin-left="5.001cm" fo:margin-right="0cm" fo:margin-top="0cm" fo:margin-bottom="0.499cm" style:contextual-spacing="false" fo:text-indent="0cm" style:auto-text-indent="false" fo:padding="0.101cm" fo:border="none">
        <style:tab-stops/>
      </style:paragraph-properties>
      <style:text-properties fo:font-style="italic" officeooo:rsid="00268909" style:font-style-asian="italic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tinus Sans1" fo:font-family="'Libertinus Sans'" style:font-style-name="Negrita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Libertinus Sans1" fo:font-family="'Libertinus Sans'" style:font-style-name="Negrita" style:font-family-generic="modern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 fo:padding="0.049cm" fo:border-left="none" fo:border-right="none" fo:border-top="none" fo:border-bottom="0.06pt solid #000000" style:join-border="false">
        <style:tab-stops>
          <style:tab-stop style:position="14cm" style:type="right" style:leader-style="dotted" style:leader-text="."/>
        </style:tab-stops>
      </style:paragraph-properties>
      <style:text-properties fo:font-variant="normal" fo:text-transform="none" style:font-name="Libertinus Sans" fo:font-family="'Libertinus Sans'" style:font-style-name="Normal" style:font-family-generic="modern" style:font-pitch="variable"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3.002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 fo:font-size="8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2.502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2.003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1.504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1.005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0.506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0.007cm" style:type="right" style:leader-style="dotted" style:leader-text="."/>
        </style:tab-stops>
      </style:paragraph-properties>
      <style:text-properties style:font-name="Libertinus Serif" fo:font-family="'Libertinus Serif'" style:font-style-name="Normal" style:font-family-generic="modern" style:font-pitch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9.507cm" style:type="right" style:leader-style="dotted" style:leader-text="."/>
        </style:tab-stops>
      </style:paragraph-properties>
      <style:text-properties style:font-name="Libertinus Sans" fo:font-family="'Libertinus Sans'" style:font-style-name="Normal" style:font-family-generic="modern" style:font-pitch="variable"/>
    </style:style>
    <style:style style:name="List_20_1" style:display-name="List 1" style:family="paragraph" style:parent-style-name="List" style:list-style-name="Mi_20_lista" style:class="list">
      <style:paragraph-properties fo:margin-top="0cm" fo:margin-bottom="0.499cm" style:contextual-spacing="true" fo:line-height="12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199cm" style:contextual-spacing="tru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199cm" style:contextual-spacing="tru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199cm" style:contextual-spacing="tru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199cm" style:contextual-spacing="true" fo:text-indent="-0.635cm" style:auto-text-indent="false"/>
    </style:style>
    <style:style style:name="Best_20_paragraph" style:display-name="Best paragraph" style:family="paragraph" style:parent-style-name="Heading" style:list-style-name="">
      <style:paragraph-properties fo:line-height="120%" fo:text-align="justify" style:justify-single-word="false" text:number-lines="false" text:line-number="0"/>
      <style:text-properties style:font-name="Liberation Serif1" fo:font-family="'Liberation Serif'" style:font-style-name="Normal" style:font-family-generic="roman" style:font-pitch="variable" fo:font-size="10pt"/>
      <style:map style:condition="list-level()=1" style:apply-style-name="List_20_1"/>
      <style:map style:condition="list-level()=2" style:apply-style-name="List_20_2"/>
      <style:map style:condition="list-level()=3" style:apply-style-name="List_20_3"/>
      <style:map style:condition="list-level()=4" style:apply-style-name="List_20_4"/>
      <style:map style:condition="list-level()=5" style:apply-style-name="List_20_5"/>
    </style:style>
    <style:style style:name="Párrafo_20_estrecho" style:display-name="Párrafo estrecho" style:family="paragraph" style:parent-style-name="Text_20_body">
      <style:paragraph-properties fo:margin-top="0.101cm" fo:margin-bottom="0.101cm" style:contextual-spacing="false"/>
      <style:text-properties officeooo:rsid="0055c0e5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2cm" style:contextual-spacing="false" fo:text-align="end" style:justify-single-word="false">
        <style:tab-stops/>
      </style:paragraph-properties>
      <style:text-properties style:font-name="Libertinus Sans3" fo:font-family="'Libertinus Sans'" style:font-style-name="Itálica" style:font-family-generic="modern" style:font-pitch="variable" fo:font-size="12pt" fo:font-style="italic" fo:font-weight="normal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ypewriter" style:family="paragraph" style:parent-style-name="Best_20_paragraph">
      <loext:graphic-properties draw:fill="none" draw:fill-color="#729fcf"/>
      <style:paragraph-properties fo:text-align="justify" style:justify-single-word="false" fo:background-color="transparent" style:writing-mode="lr-tb"/>
      <style:text-properties style:font-name="Libertinus Mono" fo:font-family="'Libertinus Mono'" style:font-family-generic="modern" style:font-pitch="variable" fo:font-size="8pt" officeooo:rsid="0068130b"/>
    </style:style>
    <style:style style:name="Elegant" style:family="paragraph" style:parent-style-name="Best_20_paragraph">
      <style:paragraph-properties style:writing-mode="lr-tb"/>
      <style:text-properties fo:font-style="italic" officeooo:rsid="00693395" style:font-style-asian="italic" style:font-style-complex="italic"/>
    </style:style>
    <style:style style:name="Chapter" style:family="paragraph" style:parent-style-name="Heading" style:next-style-name="Abstract" style:default-outline-level="1" style:master-page-name="Capitulo">
      <style:paragraph-properties fo:margin-top="0.499cm" fo:margin-bottom="0.21cm" style:contextual-spacing="true" fo:line-height="200%" style:page-number="auto" fo:break-before="auto" fo:break-after="auto" fo:padding="0.049cm" fo:border-left="none" fo:border-right="none" fo:border-top="0.06pt solid #000fff" fo:border-bottom="0.06pt solid #000fff" style:join-border="false"/>
      <style:text-properties fo:font-variant="small-caps" fo:color="#0000ff" loext:opacity="100%" style:text-outline="false" style:font-name="Libertinus Serif Display" fo:font-family="'Libertinus Serif Display'" style:font-style-name="Normal" style:font-family-generic="modern" style:font-pitch="variable" fo:font-size="32pt" fo:text-shadow="none" style:text-underline-style="none" fo:font-weight="normal" officeooo:rsid="0071456a" style:font-size-asian="32pt" style:font-weight-asian="bold" style:font-size-complex="32pt" style:font-weight-complex="bold" style:font-relief="none"/>
    </style:style>
    <style:style style:name="Heading_20_5" style:display-name="Heading 5" style:family="paragraph" style:parent-style-name="Heading" style:next-style-name="Text_20_body" style:default-outline-level="6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1_20_Cont." style:display-name="List 1 Cont." style:family="paragraph" style:parent-style-name="List" style:list-style-name="" style:class="list">
      <style:paragraph-properties fo:margin-top="0cm" fo:margin-bottom="0.212cm" style:contextual-spacing="false"/>
    </style:style>
    <style:style style:name="List_20_1_20_End" style:display-name="List 1 End" style:family="paragraph" style:parent-style-name="List" style:next-style-name="List_20_1" style:list-style-name="" style:class="list">
      <style:paragraph-properties fo:margin-top="0cm" fo:margin-bottom="0.423cm" style:contextual-spacing="false"/>
    </style:style>
    <style:style style:name="List_20_1_20_Start" style:display-name="List 1 Start" style:family="paragraph" style:parent-style-name="List" style:next-style-name="List_20_1" style:list-style-name="" style:class="list">
      <style:paragraph-properties fo:margin-top="0.423cm" fo:margin-bottom="0.212cm" style:contextual-spacing="false"/>
    </style:style>
    <style:style style:name="Numbering_20_1" style:display-name="Numbering 1" style:family="paragraph" style:parent-style-name="List" style:list-style-name="Numbering_20_123" style:class="list">
      <style:paragraph-properties fo:margin-top="0cm" fo:margin-bottom="0.499cm" style:contextual-spacing="true" fo:line-height="120%"/>
    </style:style>
    <style:style style:name="Sin_20_título1" style:display-name="Sin título1" style:family="paragraph" style:parent-style-name="Chapter" style:default-outline-level="" style:list-style-name=""/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erde" style:family="text" style:parent-style-name="Bullet_20_Symbols">
      <style:text-properties fo:color="#20a52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rojo" style:family="text" style:parent-style-name="Bullet_20_Symbols">
      <style:text-properties fo:color="#ff000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Line_20_numbering" style:display-name="Line numbering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prefix="Chapter " style:num-format="1">
        <style:list-level-properties text:list-level-position-and-space-mode="label-alignment">
          <style:list-level-label-alignment text:label-followed-by="listtab" loext:label-followed-by="newline" fo:text-indent="-0.011cm" fo:margin-left="0.01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2714_" style:display-name="✔">
      <text:list-level-style-bullet text:level="1" text:style-name="verde" text:bullet-char="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_2718_" style:display-name="✘">
      <text:list-level-style-bullet text:level="1" text:style-name="rojo" text:bullet-char="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Mi_20_lista" style:display-name="Mi list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prefix="(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Libertinus Sans" fo:font-size="10pt" fo:language="en" fo:country="US" officeooo:rsid="0097239d"/>
    </style:style>
    <style:style style:name="MT2" style:family="text">
      <style:text-properties officeooo:rsid="0027bda5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99cm" fo:margin-bottom="1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2.499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993cm" fo:margin-right="3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9.999cm" fo:margin-bottom="2cm" fo:margin-left="4.001cm" fo:margin-right="3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2" draw:name="Forma1" draw:style-name="Mgr1" draw:text-style-name="MP1" svg:x1="6.86cm" svg:y1="0.947cm" svg:x2="-3.988cm" svg:y2="0.947cm"><text:p/></draw:line><text:chapter text:display="name" text:outline-level="1">Styles and Templates</text:chapter></text:p>
      </style:header>
      <style:footer>
        <text:p text:style-name="MP2"><draw:line text:anchor-type="paragraph" draw:z-index="5" draw:name="Forma2" draw:style-name="Mgr1" draw:text-style-name="MP1" svg:x1="6.86cm" svg:y1="0.48cm" svg:x2="17.004cm" svg:y2="0.48cm"><text:p/></draw:line><text:span text:style-name="MT1">Page</text:span><text:span text:style-name="MT2"> </text:span><text:page-number text:select-page="current">4</text:page-number><text:s/></text:p>
      </style:footer>
    </style:master-page>
    <style:master-page style:name="First_20_Page" style:display-name="First Page" style:page-layout-name="Mpm2" style:next-style-name="Standard"/>
    <style:master-page style:name="Capitulo" style:page-layout-name="Mpm3" style:next-style-name="Standard"/>
    <style:master-page style:name="Footnote" style:page-layout-name="Mpm4"/>
    <style:master-page style:name="Endnote" style:page-layout-name="Mpm4"/>
    <style:master-page style:name="Empty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1:36:56.298000000</meta:creation-date>
    <meta:editing-duration>PT8M1S</meta:editing-duration>
    <meta:editing-cycles>11</meta:editing-cycles>
    <meta:generator>LibreOffice/7.1.5.2$Windows_x86 LibreOffice_project/85f04e9f809797b8199d13c421bd8a2b025d52b5</meta:generator>
    <meta:initial-creator>Kewapo wapo</meta:initial-creator>
    <dc:date>2021-08-26T13:46:22.286000000</dc:date>
    <dc:creator>Kewapo wapo</dc:creator>
    <meta:document-statistic meta:table-count="0" meta:image-count="0" meta:object-count="0" meta:page-count="4" meta:paragraph-count="14" meta:word-count="39" meta:character-count="261" meta:non-whitespace-character-count="235"/>
    <meta:template xlink:type="simple" xlink:actuate="onRequest" xlink:title="Book template" xlink:href="../../../../Documents/VARIOS/LibreOfficePortable%207.1.5/Data/settings/user/template/Book%20template.ott" meta:date="2021-08-26T13:45:13.585000000"/>
  </office:meta>
</office:document-meta>
</file>